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78cm"/>
    </style:style>
    <style:style style:name="co3" style:family="table-column">
      <style:table-column-properties fo:break-before="auto" style:column-width="3.644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4.322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3.436cm"/>
    </style:style>
    <style:style style:name="co12" style:family="table-column">
      <style:table-column-properties fo:break-before="auto" style:column-width="1.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0.57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0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cf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ff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e6e64c"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cc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16" style:family="table-cell" style:parent-style-name="Default">
      <style:text-properties fo:color="#808080"/>
    </style:style>
    <style:style style:name="ce17" style:family="table-cell" style:parent-style-name="Default">
      <style:table-cell-properties fo:background-color="transparent"/>
      <style:text-properties fo:color="#808080"/>
    </style:style>
    <style:style style:name="ce18" style:family="table-cell" style:parent-style-name="Default">
      <style:table-cell-properties fo:border="none"/>
      <style:text-properties fo:color="#80808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6309"/>
    </style:style>
    <style:style style:name="ce22" style:family="table-cell" style:parent-style-name="Default">
      <style:table-cell-properties fo:background-color="#0047ff"/>
    </style:style>
    <style:style style:name="ce23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3" table:default-cell-style-name="Default"/>
        <table:table-row table:style-name="ro2">
          <table:table-cell table:style-name="ce1" office:value-type="string" table:number-columns-spanned="4" table:number-rows-spanned="1">
            <text:p>FLOW - Εφαρμογή ηλεκτρονικής χρέωσης εγγράφων και ανάθεσης εργασιών</text:p>
          </table:table-cell>
          <table:covered-table-cell table:style-name="ce12"/>
          <table:covered-table-cell table:style-name="ce12"/>
          <table:covered-table-cell/>
          <table:table-cell table:number-columns-repeated="10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5">
          <table:table-cell table:style-name="ce2" office:value-type="string">
            <text:p>Έγγραφα</text:p>
          </table:table-cell>
          <table:table-cell table:style-name="ce13" office:value-type="string">
            <text:p>documents</text:p>
          </table:table-cell>
          <table:table-cell table:style-name="ce13" office:value-type="string">
            <text:p>type</text:p>
          </table:table-cell>
          <table:table-cell table:number-columns-repeated="11"/>
        </table:table-row>
        <table:table-row table:style-name="ro5">
          <table:table-cell office:value-type="string">
            <text:p>Αποστολέας</text:p>
          </table:table-cell>
          <table:table-cell table:style-name="ce14" office:value-type="string">
            <text:p>source_name</text:p>
          </table:table-cell>
          <table:table-cell table:style-name="ce15"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5" office:value-type="string">
            <text:p>string</text:p>
          </table:table-cell>
          <table:table-cell office:value-type="string">
            <text:p>“\t</text:p>
          </table:table-cell>
          <table:table-cell table:style-name="ce14" office:value-type="string">
            <text:p>source_name</text:p>
          </table:table-cell>
          <table:table-cell office:value-type="string">
            <text:p>:+ "\t" <text:s text:c="3"/>+ "#{</text:p>
          </table:table-cell>
          <table:table-cell table:style-name="ce14" office:value-type="string">
            <text:p>source_name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Αριθμός Πρωτοκόλλου αποστολέα</text:p>
          </table:table-cell>
          <table:table-cell office:value-type="string">
            <text:p>source_protocol</text:p>
          </table:table-cell>
          <table:table-cell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“\t</text:p>
          </table:table-cell>
          <table:table-cell office:value-type="string">
            <text:p>source_protocol</text:p>
          </table:table-cell>
          <table:table-cell office:value-type="string">
            <text:p>:+ "\t" <text:s text:c="3"/>+ "#{</text:p>
          </table:table-cell>
          <table:table-cell office:value-type="string">
            <text:p>source_protocol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Ημερομηνία αποστολέα</text:p>
          </table:table-cell>
          <table:table-cell office:value-type="string">
            <text:p>source_date</text:p>
          </table:table-cell>
          <table:table-cell office:value-type="string">
            <text:p>datetime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datetime</text:p>
          </table:table-cell>
          <table:table-cell office:value-type="string">
            <text:p>“\t</text:p>
          </table:table-cell>
          <table:table-cell office:value-type="string">
            <text:p>source_date</text:p>
          </table:table-cell>
          <table:table-cell office:value-type="string">
            <text:p>:+ "\t" <text:s text:c="3"/>+ "#{</text:p>
          </table:table-cell>
          <table:table-cell office:value-type="string">
            <text:p>source_date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Αριθμός Πρωτοκόλλου ΔΑΝΑΠ</text:p>
          </table:table-cell>
          <table:table-cell office:value-type="string">
            <text:p>target_protocol</text:p>
          </table:table-cell>
          <table:table-cell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“\t</text:p>
          </table:table-cell>
          <table:table-cell office:value-type="string">
            <text:p>target_protocol</text:p>
          </table:table-cell>
          <table:table-cell office:value-type="string">
            <text:p>:+ "\t" <text:s text:c="3"/>+ "#{</text:p>
          </table:table-cell>
          <table:table-cell office:value-type="string">
            <text:p>target_protocol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Ημερομηνία πρωτοκόλλησης ΔΑΝΑΠ</text:p>
          </table:table-cell>
          <table:table-cell office:value-type="string">
            <text:p>target_date</text:p>
          </table:table-cell>
          <table:table-cell office:value-type="string">
            <text:p>datetime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datetime</text:p>
          </table:table-cell>
          <table:table-cell office:value-type="string">
            <text:p>“\t</text:p>
          </table:table-cell>
          <table:table-cell office:value-type="string">
            <text:p>tartget_date</text:p>
          </table:table-cell>
          <table:table-cell office:value-type="string">
            <text:p>:+ "\t" <text:s text:c="3"/>+ "#{</text:p>
          </table:table-cell>
          <table:table-cell office:value-type="string">
            <text:p>tartget_date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Θέμα</text:p>
          </table:table-cell>
          <table:table-cell office:value-type="string">
            <text:p>subject</text:p>
          </table:table-cell>
          <table:table-cell office:value-type="string">
            <text:p>text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text</text:p>
          </table:table-cell>
          <table:table-cell office:value-type="string">
            <text:p>“\t</text:p>
          </table:table-cell>
          <table:table-cell office:value-type="string">
            <text:p>subject</text:p>
          </table:table-cell>
          <table:table-cell office:value-type="string">
            <text:p>:+ "\t" <text:s text:c="3"/>+ "#{</text:p>
          </table:table-cell>
          <table:table-cell office:value-type="string">
            <text:p>subject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Κατηγορία εγγράφου</text:p>
          </table:table-cell>
          <table:table-cell office:value-type="string">
            <text:p>category_id</text:p>
          </table:table-cell>
          <table:table-cell table:style-name="ce17" office:value-type="string">
            <text:p>integer</text:p>
          </table:table-cell>
          <table:table-cell table:style-name="ce19"/>
          <table:table-cell table:style-name="ce14" office:value-type="string">
            <text:p>t.</text:p>
          </table:table-cell>
          <table:table-cell table:style-name="ce17" office:value-type="string">
            <text:p>integer</text:p>
          </table:table-cell>
          <table:table-cell office:value-type="string">
            <text:p>“\t</text:p>
          </table:table-cell>
          <table:table-cell office:value-type="string">
            <text:p>category_id</text:p>
          </table:table-cell>
          <table:table-cell office:value-type="string">
            <text:p>:+ "\t" <text:s text:c="3"/>+ "#{</text:p>
          </table:table-cell>
          <table:table-cell office:value-type="string">
            <text:p>category_id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Ποια μονάδα το χρεώνει</text:p>
          </table:table-cell>
          <table:table-cell office:value-type="string">
            <text:p>assignment_unit_id</text:p>
          </table:table-cell>
          <table:table-cell table:style-name="ce17" office:value-type="string">
            <text:p>integer</text:p>
          </table:table-cell>
          <table:table-cell/>
          <table:table-cell table:style-name="ce14" office:value-type="string">
            <text:p>t.</text:p>
          </table:table-cell>
          <table:table-cell table:style-name="ce17" office:value-type="string">
            <text:p>integer</text:p>
          </table:table-cell>
          <table:table-cell office:value-type="string">
            <text:p>“\t</text:p>
          </table:table-cell>
          <table:table-cell office:value-type="string">
            <text:p>assignment_unit_id</text:p>
          </table:table-cell>
          <table:table-cell office:value-type="string">
            <text:p>:+ "\t" <text:s text:c="3"/>+ "#{</text:p>
          </table:table-cell>
          <table:table-cell office:value-type="string">
            <text:p>assignment_unit_id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Ημερομηνία χρέωσης</text:p>
          </table:table-cell>
          <table:table-cell office:value-type="string">
            <text:p>assignment_date</text:p>
          </table:table-cell>
          <table:table-cell office:value-type="string">
            <text:p>datetime</text:p>
          </table:table-cell>
          <table:table-cell table:style-name="ce20"/>
          <table:table-cell table:style-name="ce14" office:value-type="string">
            <text:p>t.</text:p>
          </table:table-cell>
          <table:table-cell table:style-name="ce16" office:value-type="string">
            <text:p>datetime</text:p>
          </table:table-cell>
          <table:table-cell office:value-type="string">
            <text:p>“\t</text:p>
          </table:table-cell>
          <table:table-cell office:value-type="string">
            <text:p>assignment_date</text:p>
          </table:table-cell>
          <table:table-cell office:value-type="string">
            <text:p>:+ "\t" <text:s text:c="3"/>+ "#{</text:p>
          </table:table-cell>
          <table:table-cell office:value-type="string">
            <text:p>assignment_date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Χειριστής</text:p>
          </table:table-cell>
          <table:table-cell office:value-type="string">
            <text:p>user_id</text:p>
          </table:table-cell>
          <table:table-cell office:value-type="string">
            <text:p>integer</text:p>
          </table:table-cell>
          <table:table-cell table:style-name="ce20"/>
          <table:table-cell table:style-name="ce14" office:value-type="string">
            <text:p>t.</text:p>
          </table:table-cell>
          <table:table-cell table:style-name="ce16" office:value-type="string">
            <text:p>integer</text:p>
          </table:table-cell>
          <table:table-cell office:value-type="string">
            <text:p>“\t</text:p>
          </table:table-cell>
          <table:table-cell office:value-type="string">
            <text:p>user_id</text:p>
          </table:table-cell>
          <table:table-cell office:value-type="string">
            <text:p>:+ "\t" <text:s text:c="3"/>+ "#{</text:p>
          </table:table-cell>
          <table:table-cell office:value-type="string">
            <text:p>user_id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Εργασία που πρέπει να αναληφθεί</text:p>
          </table:table-cell>
          <table:table-cell office:value-type="string">
            <text:p>task</text:p>
          </table:table-cell>
          <table:table-cell office:value-type="string">
            <text:p>text</text:p>
          </table:table-cell>
          <table:table-cell table:style-name="ce20"/>
          <table:table-cell table:style-name="ce14" office:value-type="string">
            <text:p>t.</text:p>
          </table:table-cell>
          <table:table-cell table:style-name="ce16" office:value-type="string">
            <text:p>text</text:p>
          </table:table-cell>
          <table:table-cell office:value-type="string">
            <text:p>“\t</text:p>
          </table:table-cell>
          <table:table-cell office:value-type="string">
            <text:p>task</text:p>
          </table:table-cell>
          <table:table-cell office:value-type="string">
            <text:p>:+ "\t" <text:s text:c="3"/>+ "#{</text:p>
          </table:table-cell>
          <table:table-cell office:value-type="string">
            <text:p>task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6">
          <table:table-cell office:value-type="string">
            <text:p>Προθεσμία για διεκπεραίωση</text:p>
          </table:table-cell>
          <table:table-cell office:value-type="string">
            <text:p>dispatch_deadline</text:p>
          </table:table-cell>
          <table:table-cell office:value-type="string">
            <text:p>datetime</text:p>
          </table:table-cell>
          <table:table-cell table:style-name="ce20"/>
          <table:table-cell table:style-name="ce14" office:value-type="string">
            <text:p>t.</text:p>
          </table:table-cell>
          <table:table-cell table:style-name="ce16" office:value-type="string">
            <text:p>datetime</text:p>
          </table:table-cell>
          <table:table-cell office:value-type="string">
            <text:p>“\t</text:p>
          </table:table-cell>
          <table:table-cell office:value-type="string">
            <text:p>dispatch_deadline</text:p>
          </table:table-cell>
          <table:table-cell office:value-type="string">
            <text:p>:+ "\t" <text:s text:c="3"/>+ "#{</text:p>
          </table:table-cell>
          <table:table-cell office:value-type="string">
            <text:p>dispatch_deadline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Στάδιο διεκπεραίωσης </text:p>
          </table:table-cell>
          <table:table-cell office:value-type="string">
            <text:p>dispatch_stage_id</text:p>
          </table:table-cell>
          <table:table-cell table:style-name="ce17" office:value-type="string">
            <text:p>integer</text:p>
          </table:table-cell>
          <table:table-cell/>
          <table:table-cell table:style-name="ce14" office:value-type="string">
            <text:p>t.</text:p>
          </table:table-cell>
          <table:table-cell table:style-name="ce17" office:value-type="string">
            <text:p>integer</text:p>
          </table:table-cell>
          <table:table-cell office:value-type="string">
            <text:p>“\t</text:p>
          </table:table-cell>
          <table:table-cell office:value-type="string">
            <text:p>dispatch_stage_id</text:p>
          </table:table-cell>
          <table:table-cell office:value-type="string">
            <text:p>:+ "\t" <text:s text:c="3"/>+ "#{</text:p>
          </table:table-cell>
          <table:table-cell office:value-type="string">
            <text:p>dispatch_stage_id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Αριθμός πρωτοκόλλου εγγράφου διεκπεραίωσης</text:p>
          </table:table-cell>
          <table:table-cell office:value-type="string">
            <text:p>dispatch_protocol</text:p>
          </table:table-cell>
          <table:table-cell office:value-type="string">
            <text:p>string</text:p>
          </table:table-cell>
          <table:table-cell table:style-name="ce13"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“\t</text:p>
          </table:table-cell>
          <table:table-cell office:value-type="string">
            <text:p>dispatch_protocol</text:p>
          </table:table-cell>
          <table:table-cell office:value-type="string">
            <text:p>:+ "\t" <text:s text:c="3"/>+ "#{</text:p>
          </table:table-cell>
          <table:table-cell office:value-type="string">
            <text:p>dispatch_protocol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Ημερομηνία διεκπεραίωσης</text:p>
          </table:table-cell>
          <table:table-cell office:value-type="string">
            <text:p>dispatch_date</text:p>
          </table:table-cell>
          <table:table-cell office:value-type="string">
            <text:p>datetime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datetime</text:p>
          </table:table-cell>
          <table:table-cell office:value-type="string">
            <text:p>“\t</text:p>
          </table:table-cell>
          <table:table-cell office:value-type="string">
            <text:p>dispatch_date</text:p>
          </table:table-cell>
          <table:table-cell office:value-type="string">
            <text:p>:+ "\t" <text:s text:c="3"/>+ "#{</text:p>
          </table:table-cell>
          <table:table-cell office:value-type="string">
            <text:p>dispatch_date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5">
          <table:table-cell office:value-type="string">
            <text:p>Σχόλια</text:p>
          </table:table-cell>
          <table:table-cell office:value-type="string">
            <text:p>comments</text:p>
          </table:table-cell>
          <table:table-cell office:value-type="string">
            <text:p>text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text</text:p>
          </table:table-cell>
          <table:table-cell office:value-type="string">
            <text:p>“\t</text:p>
          </table:table-cell>
          <table:table-cell office:value-type="string">
            <text:p>comments</text:p>
          </table:table-cell>
          <table:table-cell office:value-type="string">
            <text:p>:+ "\t" <text:s text:c="3"/>+ "#{</text:p>
          </table:table-cell>
          <table:table-cell office:value-type="string">
            <text:p>comments</text:p>
          </table:table-cell>
          <table:table-cell office:value-type="string">
            <text:p>}" <text:s text:c="9"/>+ "\n" +</text:p>
          </table:table-cell>
          <table:table-cell table:number-columns-repeated="3"/>
        </table:table-row>
        <table:table-row table:style-name="ro7">
          <table:table-cell table:style-name="Default"/>
          <table:table-cell table:number-columns-repeated="13"/>
        </table:table-row>
        <table:table-row table:style-name="ro8">
          <table:table-cell table:style-name="ce4" office:value-type="string">
            <text:p>Εισηγητές</text:p>
          </table:table-cell>
          <table:table-cell table:style-name="ce13" office:value-type="string">
            <text:p>users</text:p>
          </table:table-cell>
          <table:table-cell table:style-name="ce13" office:value-type="string">
            <text:p>type</text:p>
          </table:table-cell>
          <table:table-cell table:number-columns-repeated="11"/>
        </table:table-row>
        <table:table-row table:style-name="ro8">
          <table:table-cell office:value-type="string">
            <text:p>Όνομα </text:p>
          </table:table-cell>
          <table:table-cell office:value-type="string">
            <text:p>name</text:p>
          </table:table-cell>
          <table:table-cell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8">
          <table:table-cell office:value-type="string">
            <text:p>Επώνυμο</text:p>
          </table:table-cell>
          <table:table-cell office:value-type="string">
            <text:p>surname</text:p>
          </table:table-cell>
          <table:table-cell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surname</text:p>
          </table:table-cell>
          <table:table-cell table:number-columns-repeated="7"/>
        </table:table-row>
        <table:table-row table:style-name="ro8">
          <table:table-cell office:value-type="string">
            <text:p>email</text:p>
          </table:table-cell>
          <table:table-cell office:value-type="string">
            <text:p>email</text:p>
          </table:table-cell>
          <table:table-cell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email</text:p>
          </table:table-cell>
          <table:table-cell table:number-columns-repeated="7"/>
        </table:table-row>
        <table:table-row table:style-name="ro8">
          <table:table-cell office:value-type="string">
            <text:p>κωδικός</text:p>
          </table:table-cell>
          <table:table-cell table:style-name="ce9" office:value-type="string">
            <text:p>hashed_password</text:p>
          </table:table-cell>
          <table:table-cell table:style-name="ce18"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8" office:value-type="string">
            <text:p>string</text:p>
          </table:table-cell>
          <table:table-cell table:style-name="ce9" office:value-type="string">
            <text:p>hashed_password</text:p>
          </table:table-cell>
          <table:table-cell table:number-columns-repeated="7"/>
        </table:table-row>
        <table:table-row table:style-name="ro8">
          <table:table-cell office:value-type="string">
            <text:p>Τηλ</text:p>
          </table:table-cell>
          <table:table-cell office:value-type="string">
            <text:p>phone</text:p>
          </table:table-cell>
          <table:table-cell office:value-type="string">
            <text:p>string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string</text:p>
          </table:table-cell>
          <table:table-cell office:value-type="string">
            <text:p>phone</text:p>
          </table:table-cell>
          <table:table-cell table:number-columns-repeated="7"/>
        </table:table-row>
        <table:table-row table:style-name="ro8">
          <table:table-cell office:value-type="string">
            <text:p>προϊστάμενος (ναι/όχι)</text:p>
          </table:table-cell>
          <table:table-cell office:value-type="string">
            <text:p>manager</text:p>
          </table:table-cell>
          <table:table-cell office:value-type="string">
            <text:p>boolean</text:p>
          </table:table-cell>
          <table:table-cell/>
          <table:table-cell table:style-name="ce14" office:value-type="string">
            <text:p>t.</text:p>
          </table:table-cell>
          <table:table-cell table:style-name="ce16" office:value-type="string">
            <text:p>boolean</text:p>
          </table:table-cell>
          <table:table-cell office:value-type="string">
            <text:p>manager</text:p>
          </table:table-cell>
          <table:table-cell table:number-columns-repeated="7"/>
        </table:table-row>
        <table:table-row table:style-name="ro9">
          <table:table-cell table:style-name="ce5" office:value-type="string">
            <text:p>ένας εισηγητής θα είναι και το ΑΡΧΕΙΟ</text:p>
          </table:table-cell>
          <table:table-cell/>
          <table:table-cell table:style-name="Default"/>
          <table:table-cell table:number-columns-repeated="11"/>
        </table:table-row>
        <table:table-row table:style-name="ro3" table:number-rows-repeated="2">
          <table:table-cell table:style-name="ce5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6" office:value-type="string">
            <text:p>κατηγορίες εγγράφου</text:p>
          </table:table-cell>
          <table:table-cell table:style-name="ce13" office:value-type="string">
            <text:p>categories</text:p>
          </table:table-cell>
          <table:table-cell table:style-name="ce13" office:value-type="string">
            <text:p>type</text:p>
          </table:table-cell>
          <table:table-cell table:number-columns-repeated="11"/>
        </table:table-row>
        <table:table-row table:style-name="ro7">
          <table:table-cell table:style-name="ce7" office:value-type="string">
            <text:p>ΠΔΕ</text:p>
          </table:table-cell>
          <table:table-cell office:value-type="string">
            <text:p>type</text:p>
          </table:table-cell>
          <table:table-cell office:value-type="string">
            <text:p>string</text:p>
          </table:table-cell>
          <table:table-cell table:number-columns-repeated="11"/>
        </table:table-row>
        <table:table-row table:style-name="ro7">
          <table:table-cell table:style-name="ce5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8" office:value-type="string">
            <text:p>assignment_units</text:p>
          </table:table-cell>
          <table:table-cell table:style-name="ce13" office:value-type="string">
            <text:p>assignment_units</text:p>
          </table:table-cell>
          <table:table-cell table:style-name="ce13" office:value-type="string">
            <text:p>type</text:p>
          </table:table-cell>
          <table:table-cell/>
          <table:table-cell office:value-type="string">
            <text:p>has_many documents</text:p>
          </table:table-cell>
          <table:table-cell table:number-columns-repeated="9"/>
        </table:table-row>
        <table:table-row table:style-name="ro7">
          <table:table-cell table:style-name="ce7" office:value-type="string">
            <text:p>Γενική Διεύθυνση</text:p>
          </table:table-cell>
          <table:table-cell office:value-type="string">
            <text:p>type</text:p>
          </table:table-cell>
          <table:table-cell office:value-type="string">
            <text:p>string</text:p>
          </table:table-cell>
          <table:table-cell table:number-columns-repeated="11"/>
        </table:table-row>
        <table:table-row table:style-name="ro7">
          <table:table-cell table:style-name="ce7" office:value-type="string">
            <text:p>Διεύθυνση</text:p>
          </table:table-cell>
          <table:table-cell/>
          <table:table-cell table:style-name="Default"/>
          <table:table-cell table:number-columns-repeated="11"/>
        </table:table-row>
        <table:table-row table:style-name="ro7">
          <table:table-cell table:style-name="ce7" office:value-type="string">
            <text:p>Τμήμα Α</text:p>
          </table:table-cell>
          <table:table-cell/>
          <table:table-cell table:style-name="Default"/>
          <table:table-cell table:number-columns-repeated="11"/>
        </table:table-row>
        <table:table-row table:style-name="ro7">
          <table:table-cell table:style-name="ce7" office:value-type="string">
            <text:p>Τμήμα Β</text:p>
          </table:table-cell>
          <table:table-cell/>
          <table:table-cell table:style-name="Default"/>
          <table:table-cell table:number-columns-repeated="11"/>
        </table:table-row>
        <table:table-row table:style-name="ro7">
          <table:table-cell table:style-name="ce9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0" office:value-type="string">
            <text:p>dispatch_stages</text:p>
          </table:table-cell>
          <table:table-cell table:style-name="ce13" office:value-type="string">
            <text:p>dispatch_stages</text:p>
          </table:table-cell>
          <table:table-cell table:style-name="ce13" office:value-type="string">
            <text:p>type</text:p>
          </table:table-cell>
          <table:table-cell table:number-columns-repeated="11"/>
        </table:table-row>
        <table:table-row table:style-name="ro7">
          <table:table-cell table:style-name="ce7" office:value-type="string">
            <text:p>υπό επεξεργασία</text:p>
          </table:table-cell>
          <table:table-cell office:value-type="string">
            <text:p>type</text:p>
          </table:table-cell>
          <table:table-cell office:value-type="string">
            <text:p>string</text:p>
          </table:table-cell>
          <table:table-cell table:style-name="ce21"/>
          <table:table-cell table:number-columns-repeated="10"/>
        </table:table-row>
        <table:table-row table:style-name="ro7">
          <table:table-cell table:style-name="ce7" office:value-type="string">
            <text:p>προς υπογραφή</text:p>
          </table:table-cell>
          <table:table-cell/>
          <table:table-cell table:style-name="Default"/>
          <table:table-cell table:style-name="ce22"/>
          <table:table-cell table:number-columns-repeated="10"/>
        </table:table-row>
        <table:table-row table:style-name="ro7">
          <table:table-cell table:style-name="ce7" office:value-type="string">
            <text:p>διεκπεραιώθηκε</text:p>
          </table:table-cell>
          <table:table-cell/>
          <table:table-cell table:style-name="Default"/>
          <table:table-cell table:style-name="ce23"/>
          <table:table-cell table:number-columns-repeated="10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11" office:value-type="string">
            <text:p><text:a xlink:href="http://stackoverflow.com/questions/995923/drop-down-box-in-rails">http://stackoverflow.com/questions/995923/drop-down-box-in-rails</text:a></text:p>
          </table:table-cell>
          <table:table-cell/>
          <table:table-cell table:style-name="Default"/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/05/2012</text:date>, <text:time>15:0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Sgouros</meta:initial-creator>
    <meta:creation-date>2012-05-02T14:31:17</meta:creation-date>
    <dc:date>2012-05-10T15:00:03</dc:date>
    <dc:creator>George Sgouros</dc:creator>
    <meta:editing-duration>PT15H35M53S</meta:editing-duration>
    <meta:editing-cycles>32</meta:editing-cycles>
    <meta:generator>OpenOffice.org/3.2$Unix OpenOffice.org_project/320m19$Build-9505</meta:generator>
    <meta:printed-by>George Sgouros</meta:printed-by>
    <meta:print-date>2012-05-07T11:01:21</meta:print-date>
    <meta:document-statistic meta:table-count="3" meta:cell-count="229" meta:object-count="0"/>
  </office:meta>
</office:document-meta>
</file>